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Reference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Footprint</text:p>
          </table:table-cell>
          <table:table-cell office:value-type="string" table:style-name="ce2">
            <text:p>Datasheet</text:p>
          </table:table-cell>
          <table:table-cell office:value-type="string" table:style-name="ce2">
            <text:p>Farnell</text:p>
          </table:table-cell>
          <table:table-cell office:value-type="string" table:style-name="ce2">
            <text:p>Qty</text:p>
          </table:table-cell>
          <table:table-cell office:value-type="string" table:style-name="ce2">
            <text:p>Farnell Order Code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1</text:p>
          </table:table-cell>
          <table:table-cell office:value-type="string" table:style-name="ce3">
            <text:p>47p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kemet/c0603c470f1gactu/cap-47pf-100v-1-c0g-np0-0603/dp/2820807?st=47p%20smd%20cap%200603">https://be.farnell.com/en-BE/kemet/c0603c470f1gactu/cap-47pf-100v-1-c0g-np0-0603/dp/2820807?st=47p%20smd%20cap%200603</text:a></text:p>
          </table:table-cell>
          <table:table-cell office:value-type="float" office:value="1" table:style-name="ce3">
            <text:p>1</text:p>
          </table:table-cell>
          <table:table-cell office:value-type="float" office:value="2820807" table:style-name="ce3">
            <text:p>282080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2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Capacitor_SMD:C_0805_2012Metric_Pad1.18x1.4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kemet/c0805x104j5rac3316/cap-0-1-f-50v-5-x7r-0805/dp/2666904?st=100n%20smd%20cap%200805">https://be.farnell.com/en-BE/kemet/c0805x104j5rac3316/cap-0-1-f-50v-5-x7r-0805/dp/2666904?st=100n%20smd%20cap%200805</text:a></text:p>
          </table:table-cell>
          <table:table-cell office:value-type="float" office:value="1" table:style-name="ce3">
            <text:p>1</text:p>
          </table:table-cell>
          <table:table-cell office:value-type="float" office:value="2666904" table:style-name="ce3">
            <text:p>266690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3, C4, C6, C7, C8, C9</text:p>
          </table:table-cell>
          <table:table-cell office:value-type="string" table:style-name="ce3">
            <text:p>15u</text:p>
          </table:table-cell>
          <table:table-cell office:value-type="string" table:style-name="ce3">
            <text:p>Capacitor_SMD:C_1206_3216Metric_Pad1.33x1.80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avx/tpsa156k006r0700/cap-15-f-6-3v-10-1206-smd/dp/1658485?st=15u%20smd%20cap">https://be.farnell.com/en-BE/avx/tpsa156k006r0700/cap-15-f-6-3v-10-1206-smd/dp/1658485?st=15u%20smd%20cap</text:a></text:p>
          </table:table-cell>
          <table:table-cell office:value-type="float" office:value="6" table:style-name="ce3">
            <text:p>6</text:p>
          </table:table-cell>
          <table:table-cell office:value-type="float" office:value="1658485" table:style-name="ce3">
            <text:p>165848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5</text:p>
          </table:table-cell>
          <table:table-cell office:value-type="string" table:style-name="ce3">
            <text:p>470u</text:p>
          </table:table-cell>
          <table:table-cell office:value-type="string" table:style-name="ce3">
            <text:p>Capacitor_SMD:CP_Elec_10x12.6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panasonic/25svpk470m/cap-470-f-25v/dp/2759084?st=470u%20smd%20cap">https://be.farnell.com/en-BE/panasonic/25svpk470m/cap-470-f-25v/dp/2759084?st=470u%20smd%20cap</text:a></text:p>
          </table:table-cell>
          <table:table-cell office:value-type="float" office:value="1" table:style-name="ce3">
            <text:p>1</text:p>
          </table:table-cell>
          <table:table-cell office:value-type="float" office:value="2759084" table:style-name="ce3">
            <text:p>275908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bias1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Capacitor_SMD:C_0805_2012Metric_Pad1.18x1.4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kemet/c0805x104j5rac3316/cap-0-1-f-50v-5-x7r-0805/dp/2666904?st=100n%20smd%20cap%200805">https://be.farnell.com/en-BE/kemet/c0805x104j5rac3316/cap-0-1-f-50v-5-x7r-0805/dp/2666904?st=100n%20smd%20cap%200805</text:a></text:p>
          </table:table-cell>
          <table:table-cell office:value-type="float" office:value="1" table:style-name="ce3">
            <text:p>1</text:p>
          </table:table-cell>
          <table:table-cell office:value-type="float" office:value="2666904" table:style-name="ce3">
            <text:p>266690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boot1, Cboot2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Capacitor_SMD:C_0805_2012Metric_Pad1.18x1.4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kemet/c0805x104j5rac3316/cap-0-1-f-50v-5-x7r-0805/dp/2666904?st=100n%20smd%20cap%200805">https://be.farnell.com/en-BE/kemet/c0805x104j5rac3316/cap-0-1-f-50v-5-x7r-0805/dp/2666904?st=100n%20smd%20cap%200805</text:a></text:p>
          </table:table-cell>
          <table:table-cell office:value-type="float" office:value="2" table:style-name="ce3">
            <text:p>2</text:p>
          </table:table-cell>
          <table:table-cell office:value-type="float" office:value="2666904" table:style-name="ce3">
            <text:p>266690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bulk1</text:p>
          </table:table-cell>
          <table:table-cell office:value-type="string" table:style-name="ce3">
            <text:p>68u</text:p>
          </table:table-cell>
          <table:table-cell office:value-type="string" table:style-name="ce3">
            <text:p>Capacitor_SMD:CP_Elec_10x10.5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panasonic/eehzt1j680p/cap-68uf-63v-alu-elec-hybrid-smd/dp/3584428?st=68u%20smd%20cap">https://be.farnell.com/en-BE/panasonic/eehzt1j680p/cap-68uf-63v-alu-elec-hybrid-smd/dp/3584428?st=68u%20smd%20cap</text:a></text:p>
          </table:table-cell>
          <table:table-cell office:value-type="float" office:value="1" table:style-name="ce3">
            <text:p>1</text:p>
          </table:table-cell>
          <table:table-cell office:value-type="float" office:value="3584428" table:style-name="ce3">
            <text:p>358442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c1</text:p>
          </table:table-cell>
          <table:table-cell office:value-type="string" table:style-name="ce3">
            <text:p>15n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multicomp/mc0603b153j500ct/cap-0-015-f-50v-5-x7r-0603/dp/2320805?st=15n%20smd%20cap%200603">https://be.farnell.com/en-BE/multicomp/mc0603b153j500ct/cap-0-015-f-50v-5-x7r-0603/dp/2320805?st=15n%20smd%20cap%200603</text:a></text:p>
          </table:table-cell>
          <table:table-cell office:value-type="float" office:value="1" table:style-name="ce3">
            <text:p>1</text:p>
          </table:table-cell>
          <table:table-cell office:value-type="float" office:value="2320805" table:style-name="ce3">
            <text:p>232080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c2</text:p>
          </table:table-cell>
          <table:table-cell office:value-type="string" table:style-name="ce3">
            <text:p>62p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kemet/c0603c620j5gactu/cap-62pf-50v-5-c0g-np0-0603/dp/1865482?st=62p%20smd%20cap%200603">https://be.farnell.com/en-BE/kemet/c0603c620j5gactu/cap-62pf-50v-5-c0g-np0-0603/dp/1865482?st=62p%20smd%20cap%200603</text:a></text:p>
          </table:table-cell>
          <table:table-cell office:value-type="float" office:value="1" table:style-name="ce3">
            <text:p>1</text:p>
          </table:table-cell>
          <table:table-cell office:value-type="float" office:value="1865482" table:style-name="ce3">
            <text:p>186548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in1</text:p>
          </table:table-cell>
          <table:table-cell office:value-type="string" table:style-name="ce3">
            <text:p>10u</text:p>
          </table:table-cell>
          <table:table-cell office:value-type="string" table:style-name="ce3">
            <text:p>Capacitor_SMD:CP_Elec_5x5.4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kemet/exv106m035a9daa/cap-10-f-35v-radial-smd/dp/2069187?st=10u%20smd%20cap">https://be.farnell.com/en-BE/kemet/exv106m035a9daa/cap-10-f-35v-radial-smd/dp/2069187?st=10u%20smd%20cap</text:a></text:p>
          </table:table-cell>
          <table:table-cell office:value-type="float" office:value="1" table:style-name="ce3">
            <text:p>1</text:p>
          </table:table-cell>
          <table:table-cell office:value-type="float" office:value="2069187" table:style-name="ce3">
            <text:p>206918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slope1</text:p>
          </table:table-cell>
          <table:table-cell office:value-type="string" table:style-name="ce3">
            <text:p>100p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kemet/c0603x101f5gacauto/cap-100pf-50v-1-c0g-np0-0603/dp/2904893?st=13n%20smd%20cap%200603">https://be.farnell.com/en-BE/kemet/c0603x101f5gacauto/cap-100pf-50v-1-c0g-np0-0603/dp/2904893?st=13n%20smd%20cap%200603</text:a></text:p>
          </table:table-cell>
          <table:table-cell office:value-type="float" office:value="1" table:style-name="ce3">
            <text:p>1</text:p>
          </table:table-cell>
          <table:table-cell office:value-type="float" office:value="2904893" table:style-name="ce3">
            <text:p>290489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vcc1</text:p>
          </table:table-cell>
          <table:table-cell office:value-type="string" table:style-name="ce3">
            <text:p>1u</text:p>
          </table:table-cell>
          <table:table-cell office:value-type="string" table:style-name="ce3">
            <text:p>Capacitor</text:p>
          </table:table-cell>
          <table:table-cell table:style-name="ce3"/>
          <table:table-cell office:value-type="string" table:style-name="ce4">
            <text:p><text:a xlink:href="https://be.farnell.com/en-BE/kemet/c0805c105j8ractu/cap-1-f-10v-5-x7r-0805/dp/2773210?st=1u%20smd%20cap%200805">https://be.farnell.com/en-BE/kemet/c0805c105j8ractu/cap-1-f-10v-5-x7r-0805/dp/2773210?st=1u%20smd%20cap%200805</text:a></text:p>
          </table:table-cell>
          <table:table-cell office:value-type="float" office:value="1" table:style-name="ce3">
            <text:p>1</text:p>
          </table:table-cell>
          <table:table-cell office:value-type="float" office:value="2773210" table:style-name="ce3">
            <text:p>277321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ss1</text:p>
          </table:table-cell>
          <table:table-cell office:value-type="string" table:style-name="ce3">
            <text:p>120n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kemet/c0603c124k8ractu/cap-0-12-f-10v-10-x7r-0603/dp/2821085?st=120n%20smd%20cap">https://be.farnell.com/en-BE/kemet/c0603c124k8ractu/cap-0-12-f-10v-10-x7r-0603/dp/2821085?st=120n%20smd%20cap</text:a></text:p>
          </table:table-cell>
          <table:table-cell office:value-type="float" office:value="1" table:style-name="ce3">
            <text:p>1</text:p>
          </table:table-cell>
          <table:table-cell office:value-type="float" office:value="2821085" table:style-name="ce3">
            <text:p>282108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1-D3</text:p>
          </table:table-cell>
          <table:table-cell office:value-type="string" table:style-name="ce3">
            <text:p>SS24</text:p>
          </table:table-cell>
          <table:table-cell office:value-type="string" table:style-name="ce3">
            <text:p>Diode_SMD:D_SMB_Handsoldering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multicomp/ss24/schottky-rectifier-2a-40v-do-214aa/dp/2675138?MER=sy-me-pd-mi-alte">https://be.farnell.com/en-BE/multicomp/ss24/schottky-rectifier-2a-40v-do-214aa/dp/2675138?MER=sy-me-pd-mi-alte</text:a></text:p>
          </table:table-cell>
          <table:table-cell office:value-type="float" office:value="3" table:style-name="ce3">
            <text:p>3</text:p>
          </table:table-cell>
          <table:table-cell office:value-type="float" office:value="2675138" table:style-name="ce3">
            <text:p>267513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boot1, Dboot2</text:p>
          </table:table-cell>
          <table:table-cell office:value-type="string" table:style-name="ce3">
            <text:p>SS24</text:p>
          </table:table-cell>
          <table:table-cell office:value-type="string" table:style-name="ce3">
            <text:p>Diode_SMD:D_SMB_Handsoldering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multicomp/ss24/schottky-rectifier-2a-40v-do-214aa/dp/2675138?MER=sy-me-pd-mi-alte">https://be.farnell.com/en-BE/multicomp/ss24/schottky-rectifier-2a-40v-do-214aa/dp/2675138?MER=sy-me-pd-mi-alte</text:a></text:p>
          </table:table-cell>
          <table:table-cell office:value-type="float" office:value="2" table:style-name="ce3">
            <text:p>2</text:p>
          </table:table-cell>
          <table:table-cell office:value-type="float" office:value="2675138" table:style-name="ce3">
            <text:p>267513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L1</text:p>
          </table:table-cell>
          <table:table-cell office:value-type="string" table:style-name="ce3">
            <text:p>4.7u</text:p>
          </table:table-cell>
          <table:table-cell office:value-type="string" table:style-name="ce3">
            <text:p>Inductor_SMD:L_Coilcraft_XAL1010-XXX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coilcraft/xal1010-472med/inductor-4-7uh-24a-20-pwr-19mhz/dp/2289017">https://be.farnell.com/en-BE/coilcraft/xal1010-472med/inductor-4-7uh-24a-20-pwr-19mhz/dp/2289017</text:a></text:p>
          </table:table-cell>
          <table:table-cell office:value-type="float" office:value="1" table:style-name="ce3">
            <text:p>1</text:p>
          </table:table-cell>
          <table:table-cell office:value-type="float" office:value="2289017" table:style-name="ce3">
            <text:p>228901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QH1, QH2</text:p>
          </table:table-cell>
          <table:table-cell office:value-type="string" table:style-name="ce3">
            <text:p>CSD18532Q5B</text:p>
          </table:table-cell>
          <table:table-cell office:value-type="string" table:style-name="ce3">
            <text:p>Package_TO_SOT_SMD:TDSON-8-1</text:p>
          </table:table-cell>
          <table:table-cell office:value-type="string" table:style-name="ce3">
            <text:p>http://www.ti.com/lit/gpn/csd18532q5b</text:p>
          </table:table-cell>
          <table:table-cell office:value-type="string" table:style-name="ce4">
            <text:p><text:a xlink:href="https://be.farnell.com/en-BE/texas-instruments/csd18532q5b/mosfet-n-ch-60v-100a-vson-8/dp/3009663?st=CSD18532Q5B">https://be.farnell.com/en-BE/texas-instruments/csd18532q5b/mosfet-n-ch-60v-100a-vson-8/dp/3009663?st=CSD18532Q5B</text:a></text:p>
          </table:table-cell>
          <table:table-cell office:value-type="float" office:value="2" table:style-name="ce3">
            <text:p>2</text:p>
          </table:table-cell>
          <table:table-cell office:value-type="float" office:value="3009663" table:style-name="ce3">
            <text:p>300966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QL1, QL2</text:p>
          </table:table-cell>
          <table:table-cell office:value-type="string" table:style-name="ce3">
            <text:p>CSD18532Q5B</text:p>
          </table:table-cell>
          <table:table-cell office:value-type="string" table:style-name="ce3">
            <text:p>Package_TO_SOT_SMD:TDSON-8-1</text:p>
          </table:table-cell>
          <table:table-cell office:value-type="string" table:style-name="ce3">
            <text:p>http://www.ti.com/lit/gpn/csd18532q5b</text:p>
          </table:table-cell>
          <table:table-cell office:value-type="string" table:style-name="ce4">
            <text:p><text:a xlink:href="https://be.farnell.com/en-BE/texas-instruments/csd18532q5b/mosfet-n-ch-60v-100a-vson-8/dp/3009663?st=CSD18532Q5B">https://be.farnell.com/en-BE/texas-instruments/csd18532q5b/mosfet-n-ch-60v-100a-vson-8/dp/3009663?st=CSD18532Q5B</text:a></text:p>
          </table:table-cell>
          <table:table-cell office:value-type="float" office:value="2" table:style-name="ce3">
            <text:p>2</text:p>
          </table:table-cell>
          <table:table-cell office:value-type="float" office:value="3009663" table:style-name="ce3">
            <text:p>300966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1</text:p>
          </table:table-cell>
          <table:table-cell office:value-type="string" table:style-name="ce3">
            <text:p>10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rohm/ktr03ezpf10r0/res-10r-1-0-1w-0603-thick-film/dp/2919225?st=10r+resistor+0603">https://be.farnell.com/en-BE/rohm/ktr03ezpf10r0/res-10r-1-0-1w-0603-thick-film/dp/2919225?st=10r+resistor+0603</text:a></text:p>
          </table:table-cell>
          <table:table-cell office:value-type="float" office:value="1" table:style-name="ce3">
            <text:p>1</text:p>
          </table:table-cell>
          <table:table-cell office:value-type="float" office:value="2919225" table:style-name="ce3">
            <text:p>291922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2</text:p>
          </table:table-cell>
          <table:table-cell office:value-type="string" table:style-name="ce3">
            <text:p>249k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panasonic/erjpa3f2493v/res-249k-1-thick-film/dp/2561907?st=249k%20resistor+0603">https://be.farnell.com/en-BE/panasonic/erjpa3f2493v/res-249k-1-thick-film/dp/2561907?st=249k%20resistor+0603</text:a></text:p>
          </table:table-cell>
          <table:table-cell office:value-type="float" office:value="1" table:style-name="ce3">
            <text:p>1</text:p>
          </table:table-cell>
          <table:table-cell office:value-type="float" office:value="2561907" table:style-name="ce3">
            <text:p>256190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3</text:p>
          </table:table-cell>
          <table:table-cell office:value-type="string" table:style-name="ce3">
            <text:p>59k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panasonic/erjpa3f5902v/res-59k-1-thick-film/dp/2562106?st=59k%20resistor%200603">https://be.farnell.com/en-BE/panasonic/erjpa3f5902v/res-59k-1-thick-film/dp/2562106?st=59k%20resistor%200603</text:a></text:p>
          </table:table-cell>
          <table:table-cell office:value-type="float" office:value="1" table:style-name="ce3">
            <text:p>1</text:p>
          </table:table-cell>
          <table:table-cell office:value-type="float" office:value="2562106" table:style-name="ce3">
            <text:p>256210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4, R5</text:p>
          </table:table-cell>
          <table:table-cell office:value-type="string" table:style-name="ce3">
            <text:p>100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vishay/rca0603100rfkea/res-100r-1-0603-thick-film/dp/2616583?st=100r%20smd%20resistor%200603">https://be.farnell.com/en-BE/vishay/rca0603100rfkea/res-100r-1-0603-thick-film/dp/2616583?st=100r%20smd%20resistor%200603</text:a></text:p>
          </table:table-cell>
          <table:table-cell office:value-type="float" office:value="2" table:style-name="ce3">
            <text:p>2</text:p>
          </table:table-cell>
          <table:table-cell office:value-type="float" office:value="2616583" table:style-name="ce3">
            <text:p>261658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6</text:p>
          </table:table-cell>
          <table:table-cell office:value-type="string" table:style-name="ce3">
            <text:p>2k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panasonic/era3arw202v/res-2k-0-05-metal-film/dp/2797306?st=2k%200603%20resistor">https://be.farnell.com/en-BE/panasonic/era3arw202v/res-2k-0-05-metal-film/dp/2797306?st=2k%200603%20resistor</text:a></text:p>
          </table:table-cell>
          <table:table-cell office:value-type="float" office:value="1" table:style-name="ce3">
            <text:p>1</text:p>
          </table:table-cell>
          <table:table-cell office:value-type="float" office:value="2797306" table:style-name="ce3">
            <text:p>279730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c1</text:p>
          </table:table-cell>
          <table:table-cell office:value-type="string" table:style-name="ce3">
            <text:p>68k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te-connectivity/crgcq0603f68k/res-68k-1-0603-thick-film/dp/2861483?st=68k%20resistor%200603">https://be.farnell.com/en-BE/te-connectivity/crgcq0603f68k/res-68k-1-0603-thick-film/dp/2861483?st=68k%20resistor%200603</text:a></text:p>
          </table:table-cell>
          <table:table-cell office:value-type="float" office:value="1" table:style-name="ce3">
            <text:p>1</text:p>
          </table:table-cell>
          <table:table-cell office:value-type="float" office:value="2861483" table:style-name="ce3">
            <text:p>286148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FB1</text:p>
          </table:table-cell>
          <table:table-cell office:value-type="string" table:style-name="ce3">
            <text:p>7.5k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multicomp-pro/mcsr06x7501ftl/res-7k5-1-0-1w-0603-thick-film/dp/2074303?st=7.5k%20resistor%200603">https://be.farnell.com/en-BE/multicomp-pro/mcsr06x7501ftl/res-7k5-1-0-1w-0603-thick-film/dp/2074303?st=7.5k%20resistor%200603</text:a></text:p>
          </table:table-cell>
          <table:table-cell office:value-type="float" office:value="1" table:style-name="ce3">
            <text:p>1</text:p>
          </table:table-cell>
          <table:table-cell office:value-type="float" office:value="2074303" table:style-name="ce3">
            <text:p>207430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FB2</text:p>
          </table:table-cell>
          <table:table-cell office:value-type="string" table:style-name="ce3">
            <text:p>105k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panasonic/erjpa3f1053v/res-105k-1-thick-film/dp/2561729">https://be.farnell.com/en-BE/panasonic/erjpa3f1053v/res-105k-1-thick-film/dp/2561729</text:a></text:p>
          </table:table-cell>
          <table:table-cell office:value-type="float" office:value="1" table:style-name="ce3">
            <text:p>1</text:p>
          </table:table-cell>
          <table:table-cell office:value-type="float" office:value="2561729" table:style-name="ce3">
            <text:p>256172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mode1</text:p>
          </table:table-cell>
          <table:table-cell office:value-type="string" table:style-name="ce3">
            <text:p>93.1k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panasonic/erjpa3f9312v/res-93k1-1-thick-film/dp/2562207">https://be.farnell.com/en-BE/panasonic/erjpa3f9312v/res-93k1-1-thick-film/dp/2562207</text:a></text:p>
          </table:table-cell>
          <table:table-cell office:value-type="float" office:value="1" table:style-name="ce3">
            <text:p>1</text:p>
          </table:table-cell>
          <table:table-cell office:value-type="float" office:value="2562207" table:style-name="ce3">
            <text:p>256220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pg1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vishay/rca060310k0fkea/res-10k-1-0603-thick-film/dp/2616584?st=10k%20resistor%200603">https://be.farnell.com/en-BE/vishay/rca060310k0fkea/res-10k-1-0603-thick-film/dp/2616584?st=10k%20resistor%200603</text:a></text:p>
          </table:table-cell>
          <table:table-cell office:value-type="float" office:value="1" table:style-name="ce3">
            <text:p>1</text:p>
          </table:table-cell>
          <table:table-cell office:value-type="float" office:value="2616584" table:style-name="ce3">
            <text:p>261658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sense1</text:p>
          </table:table-cell>
          <table:table-cell office:value-type="string" table:style-name="ce3">
            <text:p>18m</text:p>
          </table:table-cell>
          <table:table-cell office:value-type="string" table:style-name="ce3">
            <text:p>Resistor_SMD:R_2512_6332Metric_Pad1.40x3.3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multicomp/mchvr12ftft1805/res-thick-film-18m-1-1w-2512/dp/2826912?st=18m%20smd%20resistor">https://be.farnell.com/en-BE/multicomp/mchvr12ftft1805/res-thick-film-18m-1-1w-2512/dp/2826912?st=18m%20smd%20resistor</text:a></text:p>
          </table:table-cell>
          <table:table-cell office:value-type="float" office:value="1" table:style-name="ce3">
            <text:p>1</text:p>
          </table:table-cell>
          <table:table-cell office:value-type="float" office:value="2826912" table:style-name="ce3">
            <text:p>282691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T1</text:p>
          </table:table-cell>
          <table:table-cell office:value-type="string" table:style-name="ce3">
            <text:p>27.4k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office:value-type="string" table:style-name="ce4">
            <text:p><text:a xlink:href="https://be.farnell.com/en-BE/panasonic/erjpa3f2742v/res-27k4-1-thick-film/dp/2561929?st=27.4k%20resistor%200603">https://be.farnell.com/en-BE/panasonic/erjpa3f2742v/res-27k4-1-thick-film/dp/2561929?st=27.4k%20resistor%200603</text:a></text:p>
          </table:table-cell>
          <table:table-cell office:value-type="float" office:value="1" table:style-name="ce3">
            <text:p>1</text:p>
          </table:table-cell>
          <table:table-cell office:value-type="float" office:value="2561929" table:style-name="ce3">
            <text:p>2561929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U1</text:p>
          </table:table-cell>
          <table:table-cell office:value-type="string" table:style-name="ce3">
            <text:p>LM5175PWP</text:p>
          </table:table-cell>
          <table:table-cell office:value-type="string" table:style-name="ce3">
            <text:p>Package_SO:HTSSOP-28-1EP_4.4x9.7mm_P0.65mm_EP3.4x9.5mm_ThermalVias</text:p>
          </table:table-cell>
          <table:table-cell office:value-type="string" table:style-name="ce3">
            <text:p>http://www.ti.com/lit/ds/symlink/lm5175.pdf</text:p>
          </table:table-cell>
          <table:table-cell office:value-type="string" table:style-name="ce4">
            <text:p><text:a xlink:href="https://be.farnell.com/en-BE/texas-instruments/lm5175pwpt/dc-dc-ctrl-sync-buck-boost-htssop28/dp/3008670?st=lm5175">https://be.farnell.com/en-BE/texas-instruments/lm5175pwpt/dc-dc-ctrl-sync-buck-boost-htssop28/dp/3008670?st=lm5175</text:a></text:p>
          </table:table-cell>
          <table:table-cell office:value-type="float" office:value="1" table:style-name="ce3">
            <text:p>1</text:p>
          </table:table-cell>
          <table:table-cell office:value-type="float" office:value="3008670" table:style-name="ce3">
            <text:p>3008670</text:p>
          </table:table-cell>
          <table:table-cell table:number-columns-repeated="16377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DAE3F3"/>
      <style:text-properties fo:color="#000000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BE5D6"/>
      <style:text-properties fo:color="#000000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EDEDED"/>
      <style:text-properties fo:color="#000000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  <style:text-properties fo:color="#000000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EEBF7"/>
      <style:text-properties fo:color="#000000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  <style:text-properties fo:color="#000000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4C7E7"/>
      <style:text-properties fo:color="#000000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8CBAD"/>
      <style:text-properties fo:color="#000000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DBDBDB"/>
      <style:text-properties fo:color="#000000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FFE699"/>
      <style:text-properties fo:color="#000000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BDD7EE"/>
      <style:text-properties fo:color="#000000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  <style:text-properties fo:color="#000000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8FAADC"/>
      <style:text-properties fo:color="#000000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4B183"/>
      <style:text-properties fo:color="#000000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C9C9C9"/>
      <style:text-properties fo:color="#000000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FFD966"/>
      <style:text-properties fo:color="#000000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9DC3E6"/>
      <style:text-properties fo:color="#000000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A9D18E"/>
      <style:text-properties fo:color="#000000"/>
    </style:style>
    <style:style style:name="Excel_32_Built-in_32_Accent1" style:display-name="Excel Built-in Accent1" style:family="table-cell" style:data-style-name="N0">
      <style:table-cell-properties style:vertical-align="automatic" fo:background-color="#4472C4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ED7D31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FFC00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5B9BD5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solid #000000" style:vertical-align="automatic" fo:background-color="#A5A5A5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eading_32_1" style:display-name="Excel Built-in Heading 1" style:family="table-cell" style:data-style-name="N0">
      <style:table-cell-properties fo:border-top="none" fo:border-bottom="2pt solid #4472C4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A1B8E1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8FAADC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fo:color="#FA7D00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57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  <style:text-properties fo:color="#000000"/>
    </style:style>
    <style:style style:name="Excel_32_Built-in_32_Output" style:display-name="Excel Built-in 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Excel_32_Built-in_32_Total" style:display-name="Excel Built-in Total" style:family="table-cell" style:data-style-name="N0">
      <style:table-cell-properties fo:border-top="thin solid #4472C4" fo:border-bottom="thin solid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 fo:background-color="transparent"/>
      <style:text-properties fo: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18</meta:generator>
    <dc:title/>
    <dc:description/>
    <dc:subject/>
    <meta:initial-creator/>
    <dc:creator>Jorge Pais</dc:creator>
    <meta:creation-date>2023-11-06T08:18:16Z</meta:creation-date>
    <dc:date>2023-12-21T03:11:32Z</dc:date>
    <meta:editing-cycles>2</meta:editing-cycles>
    <meta:user-defined meta:name="AppVersion">16.0300</meta:user-defined>
  </office:meta>
</office:document-meta>
</file>